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8646in" fo:margin-left="0in" fo:margin-right="0.0604in" table:align="margins"/>
    </style:style>
    <style:style style:name="Table1.A" style:family="table-column">
      <style:table-column-properties style:column-width="3.9271in" style:rel-column-width="5655*"/>
    </style:style>
    <style:style style:name="Table1.B" style:family="table-column">
      <style:table-column-properties style:column-width="2.9375in" style:rel-column-width="4230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Math_20_text">
      <style:text-properties style:text-position="0% 100%" style:text-underline-style="none" fo:font-weight="normal" officeooo:rsid="00287d7f" officeooo:paragraph-rsid="0029e007" style:font-weight-asian="normal" style:font-weight-complex="normal"/>
    </style:style>
    <style:style style:name="P3" style:family="paragraph" style:parent-style-name="Math_20_text">
      <style:text-properties style:text-position="0% 100%" style:text-underline-style="none" fo:font-weight="normal" officeooo:rsid="00287d7f" officeooo:paragraph-rsid="002b4eae" style:font-weight-asian="normal" style:font-weight-complex="normal"/>
    </style:style>
    <style:style style:name="P4" style:family="paragraph" style:parent-style-name="Math_20_text">
      <style:text-properties style:text-position="0% 100%" style:text-underline-style="none" fo:font-weight="normal" officeooo:rsid="00287d7f" officeooo:paragraph-rsid="002cfdae" style:font-weight-asian="normal" style:font-weight-complex="normal"/>
    </style:style>
    <style:style style:name="P5" style:family="paragraph" style:parent-style-name="Math_20_text">
      <style:text-properties style:text-position="0% 100%" style:text-underline-style="none" fo:font-weight="normal" officeooo:rsid="00287d7f" officeooo:paragraph-rsid="002ea482" style:font-weight-asian="normal" style:font-weight-complex="normal"/>
    </style:style>
    <style:style style:name="P6" style:family="paragraph" style:parent-style-name="Math_20_text">
      <style:text-properties style:text-position="0% 100%" style:text-underline-style="none" fo:font-weight="normal" officeooo:rsid="00287d7f" officeooo:paragraph-rsid="002fc5b0" style:font-weight-asian="normal" style:font-weight-complex="normal"/>
    </style:style>
    <style:style style:name="P7" style:family="paragraph" style:parent-style-name="Math_20_text">
      <style:text-properties style:text-position="0% 100%" style:text-underline-style="none" fo:font-weight="normal" officeooo:rsid="00287d7f" officeooo:paragraph-rsid="00310770" style:font-weight-asian="normal" style:font-weight-complex="normal"/>
    </style:style>
    <style:style style:name="P8" style:family="paragraph" style:parent-style-name="Math_20_text">
      <style:text-properties style:text-position="0% 100%" style:text-underline-style="none" fo:font-weight="normal" officeooo:rsid="00287d7f" officeooo:paragraph-rsid="00326064" style:font-weight-asian="normal" style:font-weight-complex="normal"/>
    </style:style>
    <style:style style:name="P9" style:family="paragraph" style:parent-style-name="Math_20_text">
      <style:text-properties style:text-position="0% 100%" style:text-underline-style="none" fo:font-weight="normal" officeooo:rsid="00287d7f" officeooo:paragraph-rsid="0033eace" style:font-weight-asian="normal" style:font-weight-complex="normal"/>
    </style:style>
    <style:style style:name="P10" style:family="paragraph" style:parent-style-name="Math_20_text">
      <style:text-properties style:text-position="0% 100%" style:text-underline-style="none" fo:font-weight="normal" officeooo:rsid="00287d7f" officeooo:paragraph-rsid="0035f1fd" style:font-weight-asian="normal" style:font-weight-complex="normal"/>
    </style:style>
    <style:style style:name="P11" style:family="paragraph" style:parent-style-name="Math_20_text">
      <style:text-properties style:text-position="0% 100%" style:text-underline-style="none" fo:font-weight="normal" officeooo:rsid="0029e007" officeooo:paragraph-rsid="0029e007" style:font-weight-asian="normal" style:font-weight-complex="normal"/>
    </style:style>
    <style:style style:name="P12" style:family="paragraph" style:parent-style-name="Math_20_text">
      <style:text-properties style:text-position="0% 100%" style:text-underline-style="none" fo:font-weight="normal" officeooo:rsid="0029e007" officeooo:paragraph-rsid="0035f1fd" style:font-weight-asian="normal" style:font-weight-complex="normal"/>
    </style:style>
    <style:style style:name="P13" style:family="paragraph" style:parent-style-name="Math_20_text">
      <style:text-properties style:text-position="0% 100%" style:text-underline-style="none" fo:font-weight="normal" officeooo:rsid="002b4eae" officeooo:paragraph-rsid="002b4eae" style:font-weight-asian="normal" style:font-weight-complex="normal"/>
    </style:style>
    <style:style style:name="P14" style:family="paragraph" style:parent-style-name="Math_20_text">
      <style:text-properties style:text-position="0% 100%" style:text-underline-style="none" fo:font-weight="normal" officeooo:rsid="002e290a" officeooo:paragraph-rsid="002e290a" style:font-weight-asian="normal" style:font-weight-complex="normal"/>
    </style:style>
    <style:style style:name="P15" style:family="paragraph" style:parent-style-name="Math_20_text">
      <style:text-properties style:text-position="0% 100%" style:text-underline-style="none" fo:font-weight="normal" officeooo:rsid="002ea482" officeooo:paragraph-rsid="002ea482" style:font-weight-asian="normal" style:font-weight-complex="normal"/>
    </style:style>
    <style:style style:name="P16" style:family="paragraph" style:parent-style-name="Math_20_text">
      <style:text-properties style:text-position="0% 100%" style:text-underline-style="none" fo:font-weight="normal" officeooo:rsid="0035f1fd" officeooo:paragraph-rsid="0035f1fd" style:font-weight-asian="normal" style:font-weight-complex="normal"/>
    </style:style>
    <style:style style:name="P17" style:family="paragraph" style:parent-style-name="Math_20_text">
      <style:text-properties style:text-position="0% 100%" style:text-underline-style="none" fo:font-weight="normal" officeooo:rsid="002cfdae" officeooo:paragraph-rsid="002e290a" style:font-weight-asian="normal" style:font-weight-complex="normal"/>
    </style:style>
    <style:style style:name="P18" style:family="paragraph" style:parent-style-name="Math_20_text">
      <style:text-properties style:use-window-font-color="true" style:text-position="0% 100%" fo:font-style="normal" style:text-underline-style="none" fo:font-weight="normal" officeooo:rsid="002ea482" officeooo:paragraph-rsid="002ea482" style:font-style-asian="normal" style:font-weight-asian="normal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tyle="normal" style:text-underline-style="none" fo:font-weight="normal" officeooo:rsid="002fc5b0" officeooo:paragraph-rsid="002fc5b0" style:font-style-asian="normal" style:font-weight-asian="normal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tyle="normal" style:text-underline-style="none" fo:font-weight="normal" officeooo:rsid="00310770" officeooo:paragraph-rsid="00310770" style:font-style-asian="normal" style:font-weight-asian="normal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tyle="normal" style:text-underline-style="none" fo:font-weight="normal" officeooo:rsid="00326064" officeooo:paragraph-rsid="00326064" style:font-style-asian="normal" style:font-weight-asian="normal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fo:font-style="normal" style:text-underline-style="none" fo:font-weight="normal" officeooo:rsid="0033eace" officeooo:paragraph-rsid="0033eace" style:font-style-asian="normal" style:font-weight-asian="normal" style:font-style-complex="normal" style:font-weight-complex="normal"/>
    </style:style>
    <style:style style:name="P23" style:family="paragraph" style:parent-style-name="Math_20_text">
      <style:paragraph-properties fo:break-before="page"/>
      <style:text-properties style:text-position="0% 100%" style:text-underline-style="none" fo:font-weight="normal" officeooo:rsid="00287d7f" officeooo:paragraph-rsid="002fc5b0" style:font-weight-asian="normal" style:font-weight-complex="normal"/>
    </style:style>
    <style:style style:name="P24" style:family="paragraph" style:parent-style-name="Math_20_text">
      <style:paragraph-properties fo:break-before="page"/>
      <style:text-properties style:text-position="0% 100%" style:text-underline-style="none" fo:font-weight="normal" officeooo:rsid="002b4eae" officeooo:paragraph-rsid="002b4eae" style:font-weight-asian="normal" style:font-weight-complex="normal"/>
    </style:style>
    <style:style style:name="P25" style:family="paragraph" style:parent-style-name="Math_20_text">
      <style:paragraph-properties fo:break-before="page"/>
      <style:text-properties style:use-window-font-color="true" style:text-position="0% 100%" fo:font-style="normal" style:text-underline-style="none" fo:font-weight="normal" officeooo:rsid="002fc5b0" officeooo:paragraph-rsid="002fc5b0" style:font-style-asian="normal" style:font-weight-asian="normal" style:font-style-complex="normal" style:font-weight-complex="normal"/>
    </style:style>
    <style:style style:name="P26" style:family="paragraph" style:parent-style-name="Math_20_text">
      <style:paragraph-properties fo:break-before="page"/>
      <style:text-properties style:use-window-font-color="true" style:text-position="0% 100%" fo:font-style="normal" style:text-underline-style="none" fo:font-weight="normal" officeooo:rsid="00310770" officeooo:paragraph-rsid="00310770" style:font-style-asian="normal" style:font-weight-asian="normal" style:font-style-complex="normal" style:font-weight-complex="normal"/>
    </style:style>
    <style:style style:name="P27" style:family="paragraph" style:parent-style-name="Math_20_text">
      <style:paragraph-properties fo:break-before="page"/>
      <style:text-properties style:use-window-font-color="true" style:text-position="0% 100%" fo:font-style="normal" style:text-underline-style="none" fo:font-weight="normal" officeooo:rsid="00326064" officeooo:paragraph-rsid="00326064" style:font-style-asian="normal" style:font-weight-asian="normal" style:font-style-complex="normal" style:font-weight-complex="normal"/>
    </style:style>
    <style:style style:name="P28" style:family="paragraph" style:parent-style-name="Math_20_text">
      <style:paragraph-properties fo:break-before="page"/>
      <style:text-properties style:use-window-font-color="true" style:text-position="0% 100%" fo:font-style="normal" style:text-underline-style="none" fo:font-weight="normal" officeooo:rsid="002ea482" officeooo:paragraph-rsid="002ea482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officeooo:rsid="0013ec93" officeooo:paragraph-rsid="0035f1fd"/>
    </style:style>
    <style:style style:name="P30" style:family="paragraph" style:parent-style-name="Math_20_text">
      <style:text-properties style:use-window-font-color="true" style:text-position="0% 100%" fo:font-style="normal" style:text-underline-style="none" fo:font-weight="normal" officeooo:rsid="002fc5b0" officeooo:paragraph-rsid="002fc5b0" style:font-style-asian="normal" style:font-weight-asian="normal" style:font-style-complex="normal" style:font-weight-complex="normal"/>
    </style:style>
    <style:style style:name="P31" style:family="paragraph" style:parent-style-name="Math_20_text">
      <style:text-properties style:use-window-font-color="true" style:text-position="0% 100%" fo:font-style="normal" style:text-underline-style="none" fo:font-weight="normal" officeooo:rsid="00326064" officeooo:paragraph-rsid="00326064" style:font-style-asian="normal" style:font-weight-asian="normal" style:font-style-complex="normal" style:font-weight-complex="normal"/>
    </style:style>
    <style:style style:name="P32" style:family="paragraph" style:parent-style-name="Math_20_text">
      <style:text-properties style:use-window-font-color="true" style:text-position="0% 100%" fo:font-style="normal" style:text-underline-style="none" fo:font-weight="normal" officeooo:rsid="00310770" officeooo:paragraph-rsid="00310770" style:font-style-asian="normal" style:font-weight-asian="normal" style:font-style-complex="normal" style:font-weight-complex="normal"/>
    </style:style>
    <style:style style:name="P33" style:family="paragraph" style:parent-style-name="Math_20_text">
      <style:text-properties style:use-window-font-color="true" style:text-position="0% 100%" fo:font-style="normal" style:text-underline-style="none" fo:font-weight="normal" officeooo:rsid="002ea482" officeooo:paragraph-rsid="003af49b" style:font-style-asian="normal" style:font-weight-asian="normal" style:font-style-complex="normal" style:font-weight-complex="normal"/>
    </style:style>
    <style:style style:name="P34" style:family="paragraph" style:parent-style-name="Math_20_text">
      <style:text-properties style:text-position="0% 100%" style:text-underline-style="none" fo:font-weight="normal" officeooo:rsid="00287d7f" officeooo:paragraph-rsid="00310770" style:font-weight-asian="normal" style:font-weight-complex="normal"/>
    </style:style>
    <style:style style:name="P35" style:family="paragraph" style:parent-style-name="Math_20_text">
      <style:text-properties fo:color="#999999" style:text-position="0% 100%" fo:font-style="normal" style:text-underline-style="none" fo:font-weight="normal" officeooo:rsid="002ea482" officeooo:paragraph-rsid="003af49b" style:font-style-asian="normal" style:font-weight-asian="normal" style:font-style-complex="normal" style:font-weight-complex="normal"/>
    </style:style>
    <style:style style:name="P36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37" style:family="paragraph" style:parent-style-name="Table_20_Contents">
      <style:paragraph-properties fo:text-align="end" style:justify-single-word="false"/>
    </style:style>
    <style:style style:name="P38" style:family="paragraph" style:parent-style-name="Table_20_Contents">
      <style:paragraph-properties fo:margin-left="0.1043in" fo:margin-right="0in" fo:text-indent="0in" style:auto-text-indent="false"/>
      <style:text-properties fo:color="#666666" officeooo:paragraph-rsid="003af49b"/>
    </style:style>
    <style:style style:name="P39" style:family="paragraph">
      <style:paragraph-properties fo:text-align="center"/>
    </style:style>
    <style:style style:name="T1" style:family="text">
      <style:text-properties officeooo:rsid="0029e007"/>
    </style:style>
    <style:style style:name="T2" style:family="text">
      <style:text-properties officeooo:rsid="002a4903"/>
    </style:style>
    <style:style style:name="T3" style:family="text">
      <style:text-properties officeooo:rsid="002b4eae"/>
    </style:style>
    <style:style style:name="T4" style:family="text">
      <style:text-properties officeooo:rsid="002cfdae"/>
    </style:style>
    <style:style style:name="T5" style:family="text">
      <style:text-properties fo:font-weight="bold" officeooo:rsid="002cfdae" style:font-weight-asian="bold" style:font-weight-complex="bold"/>
    </style:style>
    <style:style style:name="T6" style:family="text">
      <style:text-properties fo:font-weight="bold" officeooo:rsid="003af49b" style:font-weight-asian="bold" style:font-weight-complex="bold"/>
    </style:style>
    <style:style style:name="T7" style:family="text">
      <style:text-properties fo:color="#999999"/>
    </style:style>
    <style:style style:name="T8" style:family="text">
      <style:text-properties fo:color="#999999" officeooo:rsid="002cfdae"/>
    </style:style>
    <style:style style:name="T9" style:family="text">
      <style:text-properties fo:color="#999999" fo:font-weight="bold" officeooo:rsid="002cfdae" style:font-weight-asian="bold" style:font-weight-complex="bold"/>
    </style:style>
    <style:style style:name="T10" style:family="text">
      <style:text-properties fo:color="#999999" fo:font-style="italic" officeooo:rsid="002cfdae" style:font-style-asian="italic" style:font-style-complex="italic"/>
    </style:style>
    <style:style style:name="T11" style:family="text">
      <style:text-properties fo:color="#999999" fo:font-style="italic" fo:font-weight="bold" officeooo:rsid="002cfdae" style:font-style-asian="italic" style:font-weight-asian="bold" style:font-style-complex="italic" style:font-weight-complex="bold"/>
    </style:style>
    <style:style style:name="T12" style:family="text">
      <style:text-properties fo:color="#999999" fo:font-style="normal" officeooo:rsid="002cfdae" style:font-style-asian="normal" style:font-style-complex="normal"/>
    </style:style>
    <style:style style:name="T13" style:family="text">
      <style:text-properties fo:color="#999999" officeooo:rsid="003af49b"/>
    </style:style>
    <style:style style:name="T14" style:family="text">
      <style:text-properties fo:color="#999999" officeooo:rsid="003ca805"/>
    </style:style>
    <style:style style:name="T15" style:family="text">
      <style:text-properties fo:font-style="italic" officeooo:rsid="002cfdae" style:font-style-asian="italic" style:font-style-complex="italic"/>
    </style:style>
    <style:style style:name="T16" style:family="text">
      <style:text-properties fo:font-style="italic" style:text-underline-style="dash" style:text-underline-width="auto" style:text-underline-color="font-color" fo:font-weight="bold" officeooo:rsid="002b4eae" style:font-style-asian="italic" style:font-weight-asian="bold" style:font-style-complex="italic" style:font-weight-complex="bold"/>
    </style:style>
    <style:style style:name="T17" style:family="text">
      <style:text-properties style:text-underline-style="solid" style:text-underline-width="auto" style:text-underline-color="font-color" officeooo:rsid="002b4eae"/>
    </style:style>
    <style:style style:name="T18" style:family="text">
      <style:text-properties style:text-underline-style="solid" style:text-underline-type="double" style:text-underline-width="auto" style:text-underline-color="font-color" officeooo:rsid="002b4eae"/>
    </style:style>
    <style:style style:name="T19" style:family="text">
      <style:text-properties style:text-underline-style="solid" style:text-underline-width="bold" style:text-underline-color="font-color" officeooo:rsid="002b4eae"/>
    </style:style>
    <style:style style:name="T20" style:family="text">
      <style:text-properties style:text-underline-style="dotted" style:text-underline-width="auto" style:text-underline-color="font-color" officeooo:rsid="002b4eae"/>
    </style:style>
    <style:style style:name="T21" style:family="text">
      <style:text-properties style:text-underline-style="dotted" style:text-underline-width="auto" style:text-underline-color="font-color" officeooo:rsid="002cfdae"/>
    </style:style>
    <style:style style:name="T22" style:family="text">
      <style:text-properties style:text-underline-style="dotted" style:text-underline-width="bold" style:text-underline-color="font-color" officeooo:rsid="002b4eae"/>
    </style:style>
    <style:style style:name="T23" style:family="text">
      <style:text-properties style:text-underline-style="dotted" style:text-underline-width="bold" style:text-underline-color="font-color" officeooo:rsid="002cfdae"/>
    </style:style>
    <style:style style:name="T24" style:family="text">
      <style:text-properties style:text-underline-style="dash" style:text-underline-width="auto" style:text-underline-color="font-color" officeooo:rsid="002cfdae"/>
    </style:style>
    <style:style style:name="T25" style:family="text">
      <style:text-properties style:use-window-font-color="true" officeooo:rsid="002cfdae"/>
    </style:style>
    <style:style style:name="T26" style:family="text">
      <style:text-properties style:use-window-font-color="true" fo:font-style="normal" officeooo:rsid="002cfdae" style:font-style-asian="normal" style:font-style-complex="normal"/>
    </style:style>
    <style:style style:name="T27" style:family="text">
      <style:text-properties style:use-window-font-color="true" fo:font-style="normal" officeooo:rsid="002ea482" style:font-style-asian="normal" style:font-style-complex="normal"/>
    </style:style>
    <style:style style:name="T28" style:family="text">
      <style:text-properties style:use-window-font-color="true" fo:font-style="normal" officeooo:rsid="002fc5b0" style:font-style-asian="normal" style:font-style-complex="normal"/>
    </style:style>
    <style:style style:name="T29" style:family="text">
      <style:text-properties style:use-window-font-color="true" fo:font-style="normal" officeooo:rsid="00310770" style:font-style-asian="normal" style:font-style-complex="normal"/>
    </style:style>
    <style:style style:name="T30" style:family="text">
      <style:text-properties style:use-window-font-color="true" fo:font-style="normal" officeooo:rsid="00326064" style:font-style-asian="normal" style:font-style-complex="normal"/>
    </style:style>
    <style:style style:name="T31" style:family="text">
      <style:text-properties style:use-window-font-color="true" fo:font-style="normal" officeooo:rsid="0033eace" style:font-style-asian="normal" style:font-style-complex="normal"/>
    </style:style>
    <style:style style:name="T32" style:family="text">
      <style:text-properties style:use-window-font-color="true" fo:font-style="normal" fo:font-weight="bold" officeooo:rsid="00310770" style:font-style-asian="normal" style:font-weight-asian="bold" style:font-style-complex="normal" style:font-weight-complex="bold"/>
    </style:style>
    <style:style style:name="T33" style:family="text">
      <style:text-properties style:use-window-font-color="true" fo:font-style="normal" fo:font-weight="bold" officeooo:rsid="00326064" style:font-style-asian="normal" style:font-weight-asian="bold" style:font-style-complex="normal" style:font-weight-complex="bold"/>
    </style:style>
    <style:style style:name="T34" style:family="text">
      <style:text-properties style:use-window-font-color="true" style:text-position="sub 58%" fo:font-style="normal" officeooo:rsid="00310770" style:font-style-asian="normal" style:font-style-complex="normal"/>
    </style:style>
    <style:style style:name="T35" style:family="text">
      <style:text-properties style:use-window-font-color="true" style:text-position="sub 58%" fo:font-style="normal" fo:font-weight="bold" officeooo:rsid="00310770" style:font-style-asian="normal" style:font-weight-asian="bold" style:font-style-complex="normal" style:font-weight-complex="bold"/>
    </style:style>
    <style:style style:name="T36" style:family="text">
      <style:text-properties officeooo:rsid="002e290a"/>
    </style:style>
    <style:style style:name="T37" style:family="text">
      <style:text-properties officeooo:rsid="002ea482"/>
    </style:style>
    <style:style style:name="T38" style:family="text">
      <style:text-properties officeooo:rsid="0035f1fd"/>
    </style:style>
    <style:style style:name="T39" style:family="text">
      <style:text-properties officeooo:rsid="0039728a"/>
    </style:style>
    <style:style style:name="T40" style:family="text">
      <style:text-properties officeooo:rsid="003af49b"/>
    </style:style>
    <style:style style:name="T41" style:family="text">
      <style:text-properties officeooo:rsid="003ca805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098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2011-(01)jan-1<text:span text:style-name="T38">7</text:span>: dag <text:span text:style-name="T38">2</text:span></text:h>
      <text:p text:style-name="P29"/>
      <text:p text:style-name="P12">Aritmetikens fundamentalsats</text:p>
      <text:p text:style-name="P11"/>
      <text:p text:style-name="P12"><text:tab/>Alla positiva heltal (större än 1) kan faktoriseras</text:p>
      <text:p text:style-name="P12"><text:span text:style-name="T38"><text:tab/></text:span>till en unik mängd<text:span text:style-name="T38"> </text:span>av (icke-unika) primtal.</text:p>
      <text:p text:style-name="P11"/>
      <text:p text:style-name="P11"/>
      <text:p text:style-name="P11"/>
      <text:p text:style-name="P11">Diofantiska ekvationer</text:p>
      <text:p text:style-name="P11"/>
      <text:p text:style-name="P11"><text:tab/>Endast heltalslösningar.</text:p>
      <text:p text:style-name="P11"/>
      <text:p text:style-name="P11"/>
      <text:p text:style-name="P11"/>
      <text:p text:style-name="P2"><text:span text:style-name="T1">Euklides</text:span><text:span text:style-name="T37">'</text:span><text:span text:style-name="T1"> algoritm</text:span></text:p>
      <text:p text:style-name="P11"/>
      <text:p text:style-name="P11"><text:tab/>Ger största gemensamma delaren.</text:p>
      <text:p text:style-name="P11"/>
      <text:p text:style-name="P11"/>
      <text:p text:style-name="P11"/>
      <text:p text:style-name="P11"/>
      <text:p text:style-name="P11">Lemma:</text:p>
      <text:p text:style-name="P11"/>
      <text:p text:style-name="P11"><text:tab/>Om d|a (d delar a) och d|b så d|(na + mb) för alla hela tal n och m.</text:p>
      <text:p text:style-name="P11"/>
      <text:p text:style-name="P11"/>
      <text:p text:style-name="P11"/>
      <text:p text:style-name="P11">Bevis:</text:p>
      <text:p text:style-name="P11"/>
      <text:p text:style-name="P11"><text:tab/>d|a innebär att a = kd</text:p>
      <text:p text:style-name="P11"><text:tab/>d|b innebär att b = k'd</text:p>
      <text:p text:style-name="P11"/>
      <text:p text:style-name="P10"><text:span text:style-name="T2"><text:tab/>Då gäller</text:span><text:span text:style-name="T38">:</text:span></text:p>
      <text:p text:style-name="P16"/>
      <text:p text:style-name="P10"><text:span text:style-name="T38"><text:tab/><text:tab/></text:span><text:span text:style-name="T2">na + mb = nkd + mk'd = d(nk + mk') = dp, p </text:span><text:span text:style-name="T3">∈ ℤ</text:span></text:p>
      <text:p text:style-name="P13"/>
      <text:p text:style-name="P13"/>
      <text:p text:style-name="P24">Exempel:</text:p>
      <text:p text:style-name="P13"/>
      <text:p text:style-name="P13"><text:tab/>Bestäm sgd(217; 314)</text:p>
      <text:p text:style-name="P13"><text:tab/><text:tab/> <text:s text:c="5"/>↑</text:p>
      <text:p text:style-name="P13"><text:tab/><text:tab/>största gemensamma delare</text:p>
      <text:p text:style-name="P13"/>
      <text:p text:style-name="P13"/>
      <text:p text:style-name="P13"><text:tab/>Lösning:</text:p>
      <text:p text:style-name="P13"/>
      <text:p text:style-name="P3"><text:span text:style-name="T3"><text:tab/><text:tab/>Med hjälp av Euklides</text:span><text:span text:style-name="T37">'</text:span><text:span text:style-name="T3"> algoritm</text:span></text:p>
      <text:p text:style-name="P13"/>
      <text:p text:style-name="P3"><text:span text:style-name="T3"><text:tab/><text:tab/>314 = 1⋅</text:span><text:span text:style-name="T17">217</text:span><text:span text:style-name="T3"> + </text:span><text:span text:style-name="T18">97</text:span><text:span text:style-name="T4"><text:tab/><text:tab/><text:tab/><text:tab/>Om d|314 och 217</text:span></text:p>
      <text:p text:style-name="P4"><text:span text:style-name="T3"><text:tab/><text:tab/></text:span><text:span text:style-name="T17">217</text:span><text:span text:style-name="T3"> = 2⋅</text:span><text:span text:style-name="T18">97</text:span><text:span text:style-name="T3"> + </text:span><text:span text:style-name="T19">23</text:span><text:span text:style-name="T4"><text:tab/><text:tab/><text:tab/><text:tab/><text:tab/>så d|(1⋅314 − 1⋅217),</text:span></text:p>
      <text:p text:style-name="P4"><text:span text:style-name="T3"><text:tab/><text:tab/></text:span><text:span text:style-name="T18">97</text:span><text:span text:style-name="T3"> = 4⋅</text:span><text:span text:style-name="T19">23</text:span><text:span text:style-name="T3"> + </text:span><text:span text:style-name="T20">5</text:span><text:span text:style-name="T4"><text:tab/><text:tab/><text:tab/><text:tab/><text:tab/>det vill säga d|97.</text:span></text:p>
      <text:p text:style-name="P3"><text:span text:style-name="T3"><text:tab/><text:tab/></text:span><text:span text:style-name="T19">23</text:span><text:span text:style-name="T3"> = 5⋅</text:span><text:span text:style-name="T20">5</text:span><text:span text:style-name="T3"> − </text:span><text:span text:style-name="T22">2</text:span><text:span text:style-name="T4"><text:tab/></text:span><text:span text:style-name="T8">eller<text:tab/>23 = 4⋅5 + 3</text:span></text:p>
      <text:p text:style-name="P5"><text:span text:style-name="T3"><text:tab/><text:tab/></text:span><text:span text:style-name="T21">5</text:span><text:span text:style-name="T3"> = 2⋅</text:span><text:span text:style-name="T22">2</text:span><text:span text:style-name="T3"> + </text:span><text:span text:style-name="T16">1</text:span><text:span text:style-name="T4"><text:tab/><text:tab/><text:tab/></text:span><text:span text:style-name="T8">5 = 1⋅3 + 2</text:span><text:span text:style-name="T25"><text:tab/><text:tab/>d|217 ∧ d|97 </text:span><text:span text:style-name="T26">⇔</text:span></text:p>
      <text:p text:style-name="P5"><text:span text:style-name="T4"><text:tab/><text:tab/></text:span><text:span text:style-name="T23">2</text:span><text:span text:style-name="T4"> = 2⋅</text:span><text:span text:style-name="T24">1</text:span><text:span text:style-name="T4"> + </text:span><text:span text:style-name="T5">0</text:span><text:span text:style-name="T4"><text:tab/><text:tab/><text:tab/></text:span><text:span text:style-name="T8">3 = 1⋅2 + </text:span><text:span text:style-name="T11">1</text:span><text:span text:style-name="T10"><text:tab/></text:span><text:span text:style-name="T12"><text:tab/></text:span><text:span text:style-name="T26">⇔ d|(217 − 2⋅97) ⇔ d|97</text:span></text:p>
      <text:p text:style-name="P4"><text:span text:style-name="T8"><text:tab/><text:tab/><text:tab/><text:tab/><text:tab/><text:tab/>2 = 2⋅1 + </text:span><text:span text:style-name="T9">0</text:span></text:p>
      <text:p text:style-name="P5"><text:span text:style-name="T4"><text:tab/><text:tab/>Alltså </text:span><text:span text:style-name="T15">1</text:span><text:span text:style-name="T4"> = sgd(314; 217)<text:tab/><text:tab/><text:tab/></text:span><text:span text:style-name="T25">d|23 ∧ d|5 </text:span><text:span text:style-name="T26">⇔ d|(5⋅5 − 23)</text:span></text:p>
      <text:p text:style-name="P17"/>
      <text:p text:style-name="P17"/>
      <text:p text:style-name="P17"/>
      <text:p text:style-name="P14">Exempel:</text:p>
      <text:p text:style-name="P14"/>
      <text:p text:style-name="P14"><text:tab/>Sök sgd(332; 512)</text:p>
      <text:p text:style-name="P14"/>
      <text:p text:style-name="P14"><text:tab/>Lösning:</text:p>
      <text:p text:style-name="P14"/>
      <text:p text:style-name="P5"><text:span text:style-name="T36"><text:tab/><text:tab/>512 = 2⋅332</text:span><text:span text:style-name="T37"> − 152<text:tab/><text:tab/><text:tab/>4|4 ∧ 4|12 ⇒ 4|28</text:span></text:p>
      <text:p text:style-name="P15"><text:tab/><text:tab/>332 = 2⋅152 + 28<text:tab/><text:tab/><text:tab/>4|12 ∧ 4|28 ⇒ 4|28</text:p>
      <text:p text:style-name="P15"><text:tab/><text:tab/>152 = 5⋅28 + 12<text:tab/><text:tab/><text:tab/><text:tab/>och så vidare</text:p>
      <text:p text:style-name="P15"><text:tab/><text:tab/>28 = 2⋅12 + 4</text:p>
      <text:p text:style-name="P5"><text:span text:style-name="T37"><text:tab/><text:tab/>12 = 3⋅4 + 0<text:tab/><text:tab/><text:tab/><text:tab/>4|512</text:span><text:span text:style-name="T27"> ∧ 4|332</text:span></text:p>
      <text:p text:style-name="P18"/>
      <text:p text:style-name="P18"><text:tab/><text:tab/>Den sista icke-försvinnande: <text:s/>4</text:p>
      <text:p text:style-name="P18"/>
      <text:p text:style-name="P18"><text:tab/><text:tab/>Resten är sgd så:</text:p>
      <text:p text:style-name="P18"/>
      <text:p text:style-name="P18"><text:tab/><text:tab/><text:tab/>Svar:<text:tab/>sgd(332; 512) = 4</text:p>
      <text:p text:style-name="P18"/>
      <text:p text:style-name="P18"/>
      <text:p text:style-name="P28">En diofantisk ekvation:</text:p>
      <text:p text:style-name="P18"/>
      <text:p text:style-name="P18"><text:tab/>Exempel:<text:tab/>Bestäm hela tal, x och y, sådana att x⋅512 + y⋅332 = 4</text:p>
      <text:p text:style-name="P18"/>
      <text:p text:style-name="P18"><text:tab/>Lösning:<text:tab/>Använder Euklides' algoritm; se ovan</text:p>
      <text:p text:style-name="P18"/>
      <text:p text:style-name="P18"><text:tab/><text:tab/><text:tab/>Vi får ur detta att</text:p>
      <text:p text:style-name="P18"/>
      <text:p text:style-name="P33"><text:tab/><text:tab/><text:tab/><text:tab/>4 = 28 − 2⋅12 =</text:p>
      <text:p text:style-name="P33"><text:span text:style-name="T40"><text:tab/><text:tab/><text:tab/><text:tab/>= </text:span><text:span text:style-name="T39">28 − </text:span>2(152 − 5⋅28) =</text:p>
      <text:p text:style-name="P33"><text:tab/><text:tab/><text:tab/><text:tab/>= 11⋅28 − 2⋅152 =</text:p>
      <text:p text:style-name="P33"><text:span text:style-name="T40"><text:tab/><text:tab/><text:tab/><text:tab/>= </text:span>11⋅(332 − 2⋅152) − 2⋅152 =</text:p>
      <text:p text:style-name="P35"><text:span text:style-name="T40"><text:tab/><text:tab/><text:tab/><text:tab/>= 11⋅332 − 22⋅152 − 2⋅152 =</text:span></text:p>
      <text:p text:style-name="P33"><text:tab/><text:tab/><text:tab/><text:tab/>= −24⋅152 + 11⋅332 =</text:p>
      <text:p text:style-name="P33"><text:span text:style-name="T40"><text:tab/><text:tab/><text:tab/><text:tab/>= </text:span>−24(2⋅332 <text:span text:style-name="T41">−</text:span> 512) + 11⋅332 =</text:p>
      <text:p text:style-name="P33"><text:span text:style-name="T40"><text:tab/><text:tab/><text:tab/><text:tab/></text:span><text:span text:style-name="T13">= </text:span><text:span text:style-name="T7">−</text:span><text:span text:style-name="T13">48</text:span><text:span text:style-name="T7">⋅332 </text:span><text:span text:style-name="T14">+</text:span><text:span text:style-name="T7"> </text:span><text:span text:style-name="T13">24⋅</text:span><text:span text:style-name="T7">512 + 11⋅332 =</text:span></text:p>
      <text:p text:style-name="P5"><text:span text:style-name="T27"><text:tab/><text:tab/><text:tab/><text:tab/></text:span><text:span text:style-name="T27"><draw:frame draw:style-name="fr1" draw:name="Object1" text:anchor-type="as-char" svg:width="1.5827in" svg:height="0.4126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8"/>
      <text:p text:style-name="P18"><text:tab/><text:tab/><text:tab/>Svar:<text:tab/>x = 24, y = −37</text:p>
      <text:p text:style-name="P18"/>
      <text:p text:style-name="P18"/>
      <text:p text:style-name="P18"/>
      <text:p text:style-name="P18">Sats:</text:p>
      <text:p text:style-name="P18"/>
      <text:p text:style-name="P18"><text:tab/>Antag att D = sgd(a; b); då finns alltid tal, x och y, sådana att D = xa + yb.</text:p>
      <text:p text:style-name="P18"/>
      <text:p text:style-name="P18"/>
      <text:p text:style-name="P19">Exempel:</text:p>
      <text:p text:style-name="P19"/>
      <text:p text:style-name="P19"><text:tab/>Bestäm en lösning till den diofantiska ekvationen</text:p>
      <text:p text:style-name="P19"/>
      <text:p text:style-name="P19"><text:tab/><text:tab/>63x + 97y = 1</text:p>
      <text:p text:style-name="P19"/>
      <text:p text:style-name="P19"/>
      <text:p text:style-name="P19"><text:tab/>Lösning:</text:p>
      <text:p text:style-name="P19"/>
      <text:p text:style-name="P19"><text:tab/><text:tab/>Euklides' algoritm<text:tab/>Vi finner av algoritmen</text:p>
      <text:p text:style-name="P19"/>
      <text:p text:style-name="P19"><text:tab/><text:tab/>97 = 1⋅63 + 34<text:tab/><text:tab/>1 = 7⋅5 − 34 = 7⋅(2⋅34 − 63) − 34 =</text:p>
      <text:p text:style-name="P19"><text:tab/><text:tab/>63 = 2⋅34 − 5<text:tab/><text:tab/>= 13⋅34 − 7⋅63 = 13(97 − 63) − 7⋅63 =</text:p>
      <text:p text:style-name="P19"><text:tab/><text:tab/>24 = 7⋅5 − 1<text:tab/><text:tab/>= 13⋅97 − 20⋅63</text:p>
      <text:p text:style-name="P19"/>
      <text:p text:style-name="P19"><text:tab/><text:tab/>Svar:<text:tab/>y = 13, x = −20</text:p>
      <text:p text:style-name="P19"/>
      <text:p text:style-name="P25">Lemma:</text:p>
      <text:p text:style-name="P19"/>
      <text:p text:style-name="P19"><text:tab/>Antag att p är ett primtal (p ∈ ℙ).</text:p>
      <text:p text:style-name="P19"/>
      <text:p text:style-name="P19"><text:tab/>Då gäller att<text:tab/>p|a⋅b ⇒ p|a ∨ p|b</text:p>
      <text:p text:style-name="P19"><text:tab/><text:tab/><text:tab/><text:tab/><text:tab/><text:tab/>↑</text:p>
      <text:p text:style-name="P19"><text:tab/><text:tab/><text:tab/><text:tab/><text:tab/> <text:s text:c="3"/>och/eller</text:p>
      <text:p text:style-name="P19"/>
      <text:p text:style-name="P19"/>
      <text:p text:style-name="P19"><text:tab/>p∤a ⇒ sgd(p; a) = 1<text:tab/>ty enda kandidaterna till sgd är 1</text:p>
      <text:p text:style-name="P19"><text:tab/><text:tab/><text:tab/><text:tab/><text:tab/>ty <text:s/>p∤a och <text:s/>a∤p ty p ∈ ℙ.</text:p>
      <text:p text:style-name="P19"/>
      <text:p text:style-name="P19"><text:tab/><text:span text:style-name="T39"><text:tab/></text:span>Det finns n och m sådana att 1 = np + ma.</text:p>
      <text:p text:style-name="P19"/>
      <text:p text:style-name="P19"><text:tab/><text:span text:style-name="T39"><text:tab/></text:span>Multiplicera med b:<text:tab/>b = npb + mab</text:p>
      <text:p text:style-name="P19"/>
      <text:p text:style-name="P19"><text:tab/><text:span text:style-name="T39"><text:tab/></text:span>p|ab, p|p ⇒ p|(npb + mab)<text:tab/>så p|b eftersom p|ab.</text:p>
      <text:p text:style-name="P19"/>
      <text:p text:style-name="P19"/>
      <text:p text:style-name="P23"><text:span text:style-name="T28">Bevis</text:span><text:span text:style-name="T29">sats</text:span><text:span text:style-name="T28">:</text:span></text:p>
      <text:p text:style-name="P19"/>
      <text:p text:style-name="P6"><text:span text:style-name="T28"><text:tab/>Steg 1:<text:tab/>Visa att det finns minst en primtalsfaktorisering</text:span><text:span text:style-name="T29">.</text:span></text:p>
      <text:p text:style-name="P19"/>
      <text:p text:style-name="P19"><text:tab/><text:tab/>Fall 1:<text:tab/><text:tab/>n är ett primtal.<text:tab/>Klar!</text:p>
      <text:p text:style-name="P19"/>
      <text:p text:style-name="P19"><text:tab/><text:tab/>Fall 2:<text:tab/><text:tab/>n är ej ett primtal</text:p>
      <text:p text:style-name="P19"/>
      <text:p text:style-name="P19"><text:tab/><text:tab/><text:tab/><text:tab/>n = a⋅b, a, b &gt; 1</text:p>
      <text:p text:style-name="P19"/>
      <text:p text:style-name="P20"><text:tab/><text:tab/><text:tab/><text:tab/>Fortsätt med a och b och försök faktorisera dess tal.</text:p>
      <text:p text:style-name="P20"><text:tab/><text:tab/><text:tab/><text:tab/>Och så vidare.</text:p>
      <text:p text:style-name="P20"/>
      <text:p text:style-name="P20"/>
      <text:p text:style-name="P20"><text:tab/>Steg 2:<text:tab/>Visa att faktoriseringen är unik.</text:p>
      <text:p text:style-name="P20"/>
      <text:p text:style-name="P20"><text:tab/><text:tab/>Antag att faktoriseringen inte är unik, det vill säga</text:p>
      <text:p text:style-name="P20"/>
      <text:p text:style-name="P7"><text:span text:style-name="T29"><text:tab/><text:tab/><text:tab/>n = p</text:span><text:span text:style-name="T34">1</text:span><text:span text:style-name="T29">⋅p</text:span><text:span text:style-name="T34">2</text:span><text:span text:style-name="T29">⋅...⋅p</text:span><text:span text:style-name="T34">k</text:span><text:span text:style-name="T29"> = q</text:span><text:span text:style-name="T34">1</text:span><text:span text:style-name="T29">⋅q</text:span><text:span text:style-name="T34">2</text:span><text:span text:style-name="T29">⋅...⋅q</text:span><text:span text:style-name="T34">e</text:span></text:p>
      <text:p text:style-name="P20"/>
      <text:p text:style-name="P20"><text:tab/><text:tab/><text:tab/><text:tab/>Ej nödvändigtvis olika primtal.</text:p>
      <text:p text:style-name="P20"/>
      <text:p text:style-name="P7"><text:span text:style-name="T29"><text:tab/><text:tab/>Då gäller p</text:span><text:span text:style-name="T34">1</text:span><text:span text:style-name="T29">|n så:<text:tab/> p</text:span><text:span text:style-name="T34">1</text:span><text:span text:style-name="T29">|q</text:span><text:span text:style-name="T34">1</text:span><text:span text:style-name="T29">(q</text:span><text:span text:style-name="T34">2</text:span><text:span text:style-name="T29">⋅...⋅q</text:span><text:span text:style-name="T34">e</text:span><text:span text:style-name="T29">)</text:span></text:p>
      <text:p text:style-name="P20"/>
      <text:p text:style-name="P20"/>
      <text:p text:style-name="P7"><text:span text:style-name="T29"><text:tab/><text:tab/>Fall 1:<text:tab/><text:tab/>p</text:span><text:span text:style-name="T34">1</text:span><text:span text:style-name="T29">|q</text:span><text:span text:style-name="T34">1</text:span><text:span text:style-name="T29"> ⇒ p</text:span><text:span text:style-name="T34">1</text:span><text:span text:style-name="T29"> = q</text:span><text:span text:style-name="T34">1</text:span><text:span text:style-name="T29">, <text:s/>ty primtal har (per definition) inga</text:span></text:p>
      <text:p text:style-name="P20"><text:tab/><text:tab/><text:tab/><text:tab/>andra delare jämte sig själva.</text:p>
      <text:p text:style-name="P20"/>
      <text:p text:style-name="P7"><text:span text:style-name="T29"><text:tab/><text:tab/>Fall 2:<text:tab/><text:tab/>p</text:span><text:span text:style-name="T34">1</text:span><text:span text:style-name="T29">|p</text:span><text:span text:style-name="T34">1</text:span><text:span text:style-name="T29"> ⇒ p</text:span><text:span text:style-name="T34">1</text:span><text:span text:style-name="T29">|(q</text:span><text:span text:style-name="T34">2</text:span><text:span text:style-name="T29">⋅...⋅q</text:span><text:span text:style-name="T34">e</text:span><text:span text:style-name="T29">) ⇒ p</text:span><text:span text:style-name="T34">1</text:span><text:span text:style-name="T29">|q</text:span><text:span text:style-name="T34">2</text:span><text:span text:style-name="T29">(q</text:span><text:span text:style-name="T34">3</text:span><text:span text:style-name="T29">⋅...⋅q</text:span><text:span text:style-name="T34">e</text:span><text:span text:style-name="T29">) <text:s/>och så vidare.</text:span></text:p>
      <text:p text:style-name="P20"/>
      <text:p text:style-name="P7"><text:span text:style-name="T29"><text:tab/><text:tab/><text:tab/><text:tab/>Tillslut hittar vi ett q</text:span><text:span text:style-name="T34">i</text:span><text:span text:style-name="T29"> sådant att p</text:span><text:span text:style-name="T34">1</text:span><text:span text:style-name="T29">|q</text:span><text:span text:style-name="T34">i</text:span><text:span text:style-name="T29"> och p</text:span><text:span text:style-name="T34">1</text:span><text:span text:style-name="T29"> = q</text:span><text:span text:style-name="T34">i</text:span><text:span text:style-name="T29">.</text:span></text:p>
      <text:p text:style-name="P20"/>
      <text:p text:style-name="P20"/>
      <text:p text:style-name="P7"><text:span text:style-name="T29"><text:tab/>Börja från början med</text:span><text:span text:style-name="T29"><draw:frame draw:style-name="fr2" draw:name="Object2" text:anchor-type="as-char" svg:width="0.8839in" svg:height="0.43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7"><text:span text:style-name="T29"><text:tab/>n' = p</text:span><text:span text:style-name="T34">2</text:span><text:span text:style-name="T29">p</text:span><text:span text:style-name="T34">3</text:span><text:span text:style-name="T29">...p</text:span><text:span text:style-name="T34">k</text:span><text:span text:style-name="T29"> = q</text:span><text:span text:style-name="T34">2</text:span><text:span text:style-name="T29">q</text:span><text:span text:style-name="T34">3</text:span><text:span text:style-name="T29">...q</text:span><text:span text:style-name="T34">e</text:span><text:span text:style-name="T35"><text:tab/></text:span><text:span text:style-name="T29"><text:tab/>(ifall p</text:span><text:span text:style-name="T34">1</text:span><text:span text:style-name="T29"> = q</text:span><text:span text:style-name="T34">1</text:span><text:span text:style-name="T29"> (i = 1))</text:span></text:p>
      <text:p text:style-name="P20"/>
      <text:p text:style-name="P20"/>
      <text:p text:style-name="P26">Exempel:</text:p>
      <text:p text:style-name="P20"/>
      <text:p text:style-name="P7"><text:span text:style-name="T29"><text:tab/>Bestäm samtliga lösningar till den diofantiska ekvationen<text:tab/>63x + 97y = </text:span><text:span text:style-name="T32">1</text:span><text:span text:style-name="T29">.</text:span></text:p>
      <text:p text:style-name="P20"/>
      <text:p text:style-name="P20"><text:tab/>Lösning:</text:p>
      <text:p text:style-name="P20"/>
      <text:p text:style-name="P20"><text:tab/><text:tab/>Vi har från tidigare x = −20, y = 13.</text:p>
      <text:p text:style-name="P20"/>
      <text:p text:style-name="P20"><text:tab/><text:tab/>Antag att x', y' är en annan lösning: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<draw:line text:anchor-type="paragraph" draw:z-index="2" draw:style-name="gr1" draw:text-style-name="P39" svg:x1="1.4882in" svg:y1="0.428in" svg:x2="3.9272in" svg:y2="0.428in"><text:p/></draw:line><draw:frame draw:style-name="fr1" draw:name="Object3" text:anchor-type="as-char" svg:width="2.4398in" svg:height="0.6307in" draw:z-index="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1" office:value-type="string">
            <text:p text:style-name="P38"><text:span text:style-name="T6">Observera</text:span><text:span text:style-name="T40"> att övre raden subtraheras med undre raden (y'⋅97 + x'⋅63). −:et är alltså en operation mellan raderna.</text:span></text:p>
          </table:table-cell>
        </table:table-row>
      </table:table>
      <text:p text:style-name="P7"><text:span text:style-name="T29"/></text:p>
      <text:p text:style-name="P21"><text:tab/><text:tab/><text:tab/><text:tab/><text:tab/>⇕</text:p>
      <text:p text:style-name="P21"/>
      <text:p text:style-name="P21"><text:tab/><text:tab/><text:tab/>(13 − y')⋅97 = (20 + x')⋅63</text:p>
      <text:p text:style-name="P21"><draw:line text:anchor-type="paragraph" draw:z-index="3" draw:style-name="gr1" draw:text-style-name="P39" svg:x1="2.3425in" svg:y1="0.0543in" svg:x2="3.9154in" svg:y2="0.3146in"><text:p/></draw:line><draw:line text:anchor-type="paragraph" draw:z-index="4" draw:style-name="gr1" draw:text-style-name="P39" svg:x1="3.6339in" svg:y1="0.0543in" svg:x2="3.915in" svg:y2="0.3146in"><text:p/></draw:line></text:p>
      <text:p text:style-name="P21"><text:tab/><text:tab/><text:tab/><text:tab/><text:tab/><text:tab/><text:tab/><text:tab/>Relativt prima</text:p>
      <text:p text:style-name="P21"/>
      <text:p text:style-name="P21"><text:tab/><text:tab/>Vi vet att sgd(63; 97) = 1 så 63|(13 − y').</text:p>
      <text:p text:style-name="P21"/>
      <text:p text:style-name="P21"><text:tab/><text:tab/>Det vill säga<text:tab/>13 − y' = k⋅63</text:p>
      <text:p text:style-name="P21"><text:tab/><text:tab/><text:tab/><text:tab/><text:tab/>y' = 13 − k⋅63</text:p>
      <text:p text:style-name="P21"/>
      <text:p text:style-name="P21"><text:tab/><text:tab/>Vi får att<text:tab/>k⋅63⋅97 = (20 + x')⋅63</text:p>
      <text:p text:style-name="P21"><text:tab/><text:tab/><text:tab/><text:tab/>k⋅97 = 20 + x'</text:p>
      <text:p text:style-name="P21"><text:tab/><text:tab/><text:tab/><text:tab/>x' = −20 + k⋅97</text:p>
      <text:p text:style-name="P21"/>
      <text:p text:style-name="P21"><text:tab/><text:tab/>Svar:<text:tab/><text:tab/>x' = −20 ⋅ k⋅97</text:p>
      <text:p text:style-name="P21"><text:tab/><text:tab/><text:tab/><text:tab/>y' = 13 − k⋅63</text:p>
      <text:p text:style-name="P21"><text:tab/><text:tab/><text:tab/><text:tab/>k = 0, ±1, ±2, ... <text:s/>(k ∈ ℤ)</text:p>
      <text:p text:style-name="P21"/>
      <text:p text:style-name="P21"><text:tab/>Om x', y' är en lösning så är</text:p>
      <text:p text:style-name="P21"/>
      <text:p text:style-name="P21"><text:tab/><text:tab/>x' = −20 + k⋅97</text:p>
      <text:p text:style-name="P21"><text:tab/><text:tab/>y' = 13 − k⋅63</text:p>
      <text:p text:style-name="P21"/>
      <text:p text:style-name="P21"><text:tab/>för något k ∈ ℤ.</text:p>
      <text:p text:style-name="P21"/>
      <text:p text:style-name="P21"><text:tab/>Vi måste verifiera att vi får en lösning för olika k, vilket är lätt:</text:p>
      <text:p text:style-name="P21"/>
      <text:p text:style-name="P21"><text:tab/><text:tab/>63(−20 + k⋅97) + 97(13 − 63) =</text:p>
      <text:p text:style-name="P21"><text:tab/><text:tab/>= −20⋅63 + k⋅63⋅97 + 13⋅97 − k⋅63⋅97 =</text:p>
      <text:p text:style-name="P8"><text:span text:style-name="T30"><text:tab/><text:tab/>= −20⋅63 + 13⋅97 = </text:span><text:span text:style-name="T33">1</text:span></text:p>
      <text:p text:style-name="P21"/>
      <text:p text:style-name="P27">Exempel:</text:p>
      <text:p text:style-name="P21"/>
      <text:p text:style-name="P21"><text:tab/>Lös ekvationen <text:s/>36x + 56y = 2</text:p>
      <text:p text:style-name="P21"/>
      <text:p text:style-name="P21"><text:tab/>Lösning:</text:p>
      <text:p text:style-name="P21"/>
      <text:p text:style-name="P21"><text:tab/><text:tab/>36x + 56y = 2</text:p>
      <text:p text:style-name="P21"><text:tab/><text:tab/>18x + 28y = 1</text:p>
      <text:p text:style-name="P21"/>
      <text:p text:style-name="P9"><text:span text:style-name="T30"><text:tab/><text:tab/>Saknar lösning t</text:span><text:span text:style-name="T31">y <text:s/>sgd(18; 28)∤1</text:span></text:p>
      <text:p text:style-name="P22"/>
      <text:p text:style-name="P22"/>
      <text:p text:style-name="P22">Exempel:</text:p>
      <text:p text:style-name="P22"/>
      <text:p text:style-name="P22"><text:tab/>Bestäm en lösning till <text:s/>63x + 97y = 113</text:p>
      <text:p text:style-name="P22"/>
      <text:p text:style-name="P22"><text:tab/>Lösning:</text:p>
      <text:p text:style-name="P22"/>
      <text:p text:style-name="P22"><text:tab/><text:tab/>Vi vet att <text:s/>−20⋅63 + 13−97 = 1</text:p>
      <text:p text:style-name="P22"/>
      <text:p text:style-name="P22"><text:tab/><text:tab/>113⋅(−20)⋅63 + 113⋅13⋅97 = 113</text:p>
      <text:p text:style-name="P22"/>
      <text:p text:style-name="P22"><text:tab/><text:tab/>x = 113⋅(−20)<text:tab/>= −2260</text:p>
      <text:p text:style-name="P22"><text:tab/><text:tab/>y = 113⋅13<text:tab/><text:tab/>= 1599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2-19T15:23:49</dc:date>
    <dc:creator>Mattias </dc:creator>
    <meta:editing-duration>PT20H35M15S</meta:editing-duration>
    <meta:editing-cycles>38</meta:editing-cycles>
    <meta:generator>OpenOffice.org/3.2$Linux OpenOffice.org_project/320m19$Build-9505</meta:generator>
    <meta:document-statistic meta:table-count="1" meta:image-count="0" meta:object-count="3" meta:page-count="7" meta:paragraph-count="133" meta:word-count="873" meta:character-count="4045"/>
  </office:meta>
</office:document-meta>
</file>

<file path=Object 1/content.xml><?xml version="1.0" encoding="utf-8"?>
<math xmlns="http://www.w3.org/1998/Math/MathML">
  <semantics>
    <mrow>
      <mtext/>
      <mi mathvariant="normal">=</mi>
      <mrow>
        <mrow>
          <munder>
            <munder>
              <mrow>
                <mi mathvariant="normal">−</mi>
                <mn>37</mn>
              </mrow>
              <mo stretchy="false"></mo>
            </munder>
            <mstyle mathsize="125%">
              <mrow>
                <mi mathvariant="normal">y</mi>
              </mrow>
            </mstyle>
          </munder>
          <mi mathvariant="normal">⋅</mi>
          <mn>332</mn>
        </mrow>
        <mo stretchy="false">+</mo>
        <mrow>
          <munder>
            <munder>
              <mn>24</mn>
              <mo stretchy="false"></mo>
            </munder>
            <mstyle mathsize="125%">
              <mrow>
                <mi mathvariant="normal">x</mi>
              </mrow>
            </mstyle>
          </munder>
          <mi mathvariant="normal">⋅</mi>
          <mn>512</mn>
        </mrow>
      </mrow>
    </mrow>
    <annotation encoding="StarMath 5.0">""=  {-37 underbrace size *1.25 y} cdot 332 + {24 underbrace size *1.25 x} cdot 512</annotation>
  </semantics>
</math>
</file>

<file path=Object 2/content.xml><?xml version="1.0" encoding="utf-8"?>
<math xmlns="http://www.w3.org/1998/Math/MathML">
  <semantics>
    <mrow>
      <mi mathvariant="normal">n</mi>
      <mrow>
        <mrow>
          <mi mathvariant="normal">'</mi>
          <mi mathvariant="normal">=</mi>
          <mfrac>
            <mi mathvariant="normal">n</mi>
            <msub>
              <mi mathvariant="normal">p</mi>
              <mn>1</mn>
            </msub>
          </mfrac>
        </mrow>
        <mi mathvariant="normal">=</mi>
        <mfrac>
          <mi mathvariant="normal">n</mi>
          <msub>
            <mi mathvariant="normal">q</mi>
            <mi mathvariant="normal">i</mi>
          </msub>
        </mfrac>
      </mrow>
      <mn>.</mn>
    </mrow>
    <annotation encoding="StarMath 5.0">n' = n over p_1 = n over q_i .</annotation>
  </semantics>
</math>
</file>

<file path=Object 3/content.xml><?xml version="1.0" encoding="utf-8"?>
<math xmlns="http://www.w3.org/1998/Math/MathML">
  <semantics>
    <mtable>
      <mtr>
        <mtd>
          <mrow>
            <mn>13</mn>
            <mi mathvariant="normal">⋅</mi>
            <mn>97</mn>
          </mrow>
        </mtd>
        <mtd>
          <mrow>
            <mrow>
              <mrow>
                <mi mathvariant="normal">−</mi>
                <mn>20</mn>
              </mrow>
              <mi mathvariant="normal">⋅</mi>
              <mn>63</mn>
            </mrow>
            <mi mathvariant="normal">=</mi>
            <mn>1</mn>
          </mrow>
        </mtd>
      </mtr>
      <mtr>
        <mtd>
          <mrow>
            <mrow>
              <mi mathvariant="normal">−</mi>
              <mi/>
            </mrow>
            <mi mathvariant="normal">y</mi>
            <mrow>
              <mi mathvariant="normal">'</mi>
              <mi mathvariant="normal">⋅</mi>
              <mn>97</mn>
            </mrow>
          </mrow>
        </mtd>
        <mtd>
          <mrow>
            <mrow>
              <mo stretchy="false">+</mo>
              <mi mathvariant="normal">x</mi>
            </mrow>
            <mrow>
              <mrow>
                <mi mathvariant="normal">'</mi>
                <mi mathvariant="normal">⋅</mi>
                <mn>63</mn>
              </mrow>
              <mi mathvariant="normal">=</mi>
              <mn>1</mn>
            </mrow>
          </mrow>
        </mtd>
      </mtr>
      <mtr>
        <mtd>
          <mrow>
            <mrow>
              <mo stretchy="false">(</mo>
              <mrow>
                <mrow>
                  <mn>13</mn>
                  <mi mathvariant="normal">−</mi>
                  <mi mathvariant="normal">y</mi>
                </mrow>
                <mi mathvariant="normal">'</mi>
              </mrow>
              <mo stretchy="false">)</mo>
            </mrow>
            <mi mathvariant="normal">⋅</mi>
            <mn>97</mn>
          </mrow>
        </mtd>
        <mtd>
          <mrow>
            <mrow>
              <mrow>
                <mo stretchy="false">+</mo>
                <mrow>
                  <mo stretchy="false">(</mo>
                  <mrow>
                    <mrow>
                      <mrow>
                        <mi mathvariant="normal">−</mi>
                        <mn>20</mn>
                      </mrow>
                      <mi mathvariant="normal">−</mi>
                      <mi mathvariant="normal">x</mi>
                    </mrow>
                    <mi mathvariant="normal">'</mi>
                  </mrow>
                  <mo stretchy="false">)</mo>
                </mrow>
              </mrow>
              <mi mathvariant="normal">⋅</mi>
              <mn>63</mn>
            </mrow>
            <mi mathvariant="normal">=</mi>
            <mn>0</mn>
          </mrow>
        </mtd>
      </mtr>
    </mtable>
    <annotation encoding="StarMath 5.0">matrix {
alignr 13 cdot 97 #alignr - 20 cdot 63 = 1 ##
alignr -~~ y' cdot 97 #alignr + x' cdot 63 = 1 ##

(13 - y') cdot 97 #alignr + (-20-x') cdot 63 = 0
}</annotation>
  </semantics>
</math>
</file>